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7bc65" style:font-name="Liberation Mono" officeooo:rsid="00103a28" officeooo:paragraph-rsid="00103a28"/>
    </style:style>
    <style:style style:name="P2" style:family="paragraph" style:parent-style-name="Standard">
      <style:text-properties fo:color="#77bc65" style:font-name="Liberation Mono" officeooo:rsid="00116829" officeooo:paragraph-rsid="00116829"/>
    </style:style>
    <style:style style:name="P3" style:family="paragraph" style:parent-style-name="Standard">
      <style:text-properties fo:color="#ff972f" style:font-name="Liberation Mono" officeooo:rsid="00103a28" officeooo:paragraph-rsid="00103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que é JSON?</text:p>
      <text:p text:style-name="P3"/>
      <text:p text:style-name="P3">JSON é nada mais nada menos que um formato padrão utilizado na transferência de dados entre o servidor web e a aplicação web, ou seja, a transferência de dados entre o back-end e o front-end.</text:p>
      <text:p text:style-name="P3"/>
      <text:p text:style-name="P3">Sua estrutura lembra a de um objeto, a { determina o início e o } fim, e temos também as propriedades e seus atributos que são separados por dois pontos “:”, </text:p>
      <text:p text:style-name="P3"/>
      <text:p text:style-name="P3">Não esquecendo que o que for string fica entre aspas e o que for número não fica entre aspas, </text:p>
      <text:p text:style-name="P3"/>
      <text:p text:style-name="P3"/>
      <text:p text:style-name="P3"/>
      <text:p text:style-name="P3"/>
      <text:p text:style-name="P1">{ </text:p>
      <text:p text:style-name="P1">“Usuário 1” : {</text:p>
      <text:p text:style-name="P1">“Nome”: “Mauricio” ,</text:p>
      <text:p text:style-name="P1">“Idade”: 17,</text:p>
      <text:p text:style-name="P1">“Altura”: “1,83”</text:p>
      <text:p text:style-name="P1">}</text:p>
      <text:p text:style-name="P2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4:35:56.483849627</meta:creation-date>
    <dc:date>2022-08-26T15:15:27.515075072</dc:date>
    <meta:editing-duration>PT29M21S</meta:editing-duration>
    <meta:editing-cycles>1</meta:editing-cycles>
    <meta:document-statistic meta:table-count="0" meta:image-count="0" meta:object-count="0" meta:page-count="1" meta:paragraph-count="11" meta:word-count="103" meta:character-count="523" meta:non-whitespace-character-count="428"/>
    <meta:generator>LibreOffice/6.4.7.2$Linux_X86_64 LibreOffice_project/40$Build-2</meta:generator>
  </office:meta>
</office:document-meta>
</file>